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1" style:family="table-row">
      <style:table-row-properties style:min-row-height="0.9444in"/>
    </style:style>
    <style:style style:name="Table1.A1" style:family="table-cell">
      <style:table-cell-properties fo:background-color="#f7a19a" fo:padding="0.0382in" fo:border-left="1pt solid #000000" fo:border-right="none" fo:border-top="1pt solid #000000" fo:border-bottom="1pt solid #000000">
        <style:background-image/>
      </style:table-cell-properties>
    </style:style>
    <style:style style:name="Table1.D1" style:family="table-cell">
      <style:table-cell-properties fo:background-color="#f7a19a" fo:padding="0.0382in" fo:border="1pt solid #000000">
        <style:background-image/>
      </style:table-cell-properties>
    </style:style>
    <style:style style:name="Table1.A2" style:family="table-cell">
      <style:table-cell-properties fo:background-color="#f7a19a" fo:padding="0.0382in" fo:border-left="1pt solid #000000" fo:border-right="none" fo:border-top="none" fo:border-bottom="1pt solid #000000">
        <style:background-image/>
      </style:table-cell-properties>
    </style:style>
    <style:style style:name="Table1.C2" style:family="table-cell">
      <style:table-cell-properties fo:background-color="#c7a0cb" fo:padding="0.0382in" fo:border-left="1pt solid #000000" fo:border-right="none" fo:border-top="none" fo:border-bottom="1pt solid #000000">
        <style:background-image/>
      </style:table-cell-properties>
    </style:style>
    <style:style style:name="Table1.D2" style:family="table-cell">
      <style:table-cell-properties fo:background-color="#c7a0cb" fo:padding="0.0382in" fo:border-left="1pt solid #000000" fo:border-right="1pt solid #000000" fo:border-top="none" fo:border-bottom="1pt solid #000000">
        <style:background-image/>
      </style:table-cell-properties>
    </style:style>
    <style:style style:name="Table1.A4" style:family="table-cell">
      <style:table-cell-properties fo:background-color="#87d1d1" fo:padding="0.0382in" fo:border-left="1pt solid #000000" fo:border-right="none" fo:border-top="none" fo:border-bottom="1pt solid #000000">
        <style:background-image/>
      </style:table-cell-properties>
    </style:style>
    <style:style style:name="Table1.D4" style:family="table-cell">
      <style:table-cell-properties fo:background-color="#87d1d1" fo:padding="0.0382in" fo:border-left="1pt solid #000000" fo:border-right="1pt solid #000000" fo:border-top="none" fo:border-bottom="1pt solid #000000">
        <style:background-image/>
      </style:table-cell-properties>
    </style:style>
    <style:style style:name="Table1.C5" style:family="table-cell">
      <style:table-cell-properties fo:background-color="#c2e0ae" fo:padding="0.0382in" fo:border-left="1pt solid #000000" fo:border-right="none" fo:border-top="none" fo:border-bottom="1pt solid #000000">
        <style:background-image/>
      </style:table-cell-properties>
    </style:style>
    <style:style style:name="Table1.D5" style:family="table-cell">
      <style:table-cell-properties fo:background-color="#c2e0ae" fo:padding="0.0382in" fo:border-left="1pt solid #000000" fo:border-right="1pt solid #000000" fo:border-top="none" fo:border-bottom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38in" style:rel-column-width="7281*"/>
    </style:style>
    <style:style style:name="Table2.I" style:family="table-column">
      <style:table-column-properties style:column-width="0.7444in" style:rel-column-width="7287*"/>
    </style:style>
    <style:style style:name="Table2.1" style:family="table-row">
      <style:table-row-properties style:min-row-height="0.437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5118in"/>
    </style:style>
    <style:style style:name="Table2.3" style:family="table-row">
      <style:table-row-properties style:min-row-height="0.5in"/>
    </style:style>
    <style:style style:name="Table2.4" style:family="table-row">
      <style:table-row-properties style:min-row-height="0.5625in"/>
    </style:style>
    <style:style style:name="P1" style:family="paragraph" style:parent-style-name="Standard">
      <style:text-properties fo:font-size="14pt" officeooo:paragraph-rsid="00051a95" style:font-size-asian="12.25pt" style:font-size-complex="14pt"/>
    </style:style>
    <style:style style:name="P2" style:family="paragraph" style:parent-style-name="Table_20_Contents">
      <style:text-properties fo:font-size="14pt" style:font-size-asian="12.25pt" style:font-size-complex="14pt"/>
    </style:style>
    <style:style style:name="P3" style:family="paragraph" style:parent-style-name="Table_20_Contents">
      <style:text-properties fo:font-size="14pt" officeooo:paragraph-rsid="00022a20" style:font-size-asian="12.25pt" style:font-size-complex="14pt"/>
    </style:style>
    <style:style style:name="P4" style:family="paragraph" style:parent-style-name="Table_20_Contents">
      <style:text-properties fo:font-size="14pt" officeooo:rsid="00022a20" officeooo:paragraph-rsid="00022a20" style:font-size-asian="12.25pt" style:font-size-complex="14pt"/>
    </style:style>
    <style:style style:name="P5" style:family="paragraph" style:parent-style-name="Table_20_Contents">
      <style:text-properties fo:font-size="14pt" officeooo:rsid="00022a20" officeooo:paragraph-rsid="00033966" style:font-size-asian="12.25pt" style:font-size-complex="14pt"/>
    </style:style>
    <style:style style:name="P6" style:family="paragraph" style:parent-style-name="Text_20_body">
      <style:text-properties officeooo:paragraph-rsid="00033966"/>
    </style:style>
    <style:style style:name="P7" style:family="paragraph" style:parent-style-name="Table_20_Contents">
      <style:text-properties fo:font-size="14pt" officeooo:paragraph-rsid="00022a20" style:font-size-asian="12.25pt" style:font-size-complex="14pt"/>
    </style:style>
    <style:style style:name="P8" style:family="paragraph" style:parent-style-name="Table_20_Contents">
      <style:text-properties fo:font-size="14pt" officeooo:rsid="00022a20" officeooo:paragraph-rsid="00022a20" style:font-size-asian="12.25pt" style:font-size-complex="14pt"/>
    </style:style>
    <style:style style:name="P9" style:family="paragraph" style:parent-style-name="Table_20_Contents">
      <style:text-properties fo:font-size="14pt" officeooo:rsid="00022a20" officeooo:paragraph-rsid="00033966" style:font-size-asian="12.25pt" style:font-size-complex="14pt"/>
    </style:style>
    <style:style style:name="P10" style:family="paragraph" style:parent-style-name="Standard">
      <style:text-properties fo:font-size="14pt" style:font-size-asian="12.25pt" style:font-size-complex="14pt"/>
    </style:style>
    <style:style style:name="P11" style:family="paragraph">
      <loext:graphic-properties draw:fill-color="#f58220"/>
      <style:paragraph-properties fo:text-align="center"/>
      <style:text-properties fo:font-size="12pt"/>
    </style:style>
    <style:style style:name="P12" style:family="paragraph">
      <style:paragraph-properties fo:text-align="center"/>
    </style:style>
    <style:style style:name="P13" style:family="paragraph">
      <loext:graphic-properties draw:fill-color="#f58220"/>
      <style:paragraph-properties fo:text-align="center"/>
      <style:text-properties fo:font-size="8pt" style:font-size-asian="8pt" style:font-size-complex="8pt"/>
    </style:style>
    <style:style style:name="T1" style:family="text">
      <style:text-properties officeooo:rsid="00022a20"/>
    </style:style>
    <style:style style:name="T2" style:family="text">
      <style:text-properties officeooo:rsid="00033966"/>
    </style:style>
    <style:style style:name="T3" style:family="text">
      <style:text-properties fo:font-size="12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fill-color="#f58220" draw:textarea-horizontal-align="justify" draw:textarea-vertical-align="middle" draw:auto-grow-height="false" fo:min-height="0.2264in" fo:min-width="0.2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58220" draw:textarea-horizontal-align="justify" draw:textarea-vertical-align="middle" draw:auto-grow-height="false" fo:min-height="0.2264in" fo:min-width="0.2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58220" draw:textarea-horizontal-align="justify" draw:textarea-vertical-align="middle" draw:auto-grow-height="false" fo:min-height="0.2272in" fo:min-width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58220" draw:textarea-horizontal-align="justify" draw:textarea-vertical-align="middle" draw:auto-grow-height="false" fo:min-height="0.2272in" fo:min-width="0.2272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58220" draw:textarea-horizontal-align="justify" draw:textarea-vertical-align="middle" draw:auto-grow-height="false" fo:min-height="0.339in" fo:min-width="0.3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Programmierkärtchen zum Ausschneiden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<draw:custom-shape text:anchor-type="paragraph" draw:z-index="0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text:span text:style-name="T1">Gehe <text:s text:c="7"/>Schritte vorwärts</text:span></text:p>
          </table:table-cell>
          <table:table-cell table:style-name="Table1.A1" office:value-type="string">
            <text:p text:style-name="P3"><draw:custom-shape text:anchor-type="paragraph" draw:z-index="1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text:span text:style-name="T1">Gehe <text:s text:c="7"/>Schritte vorwärts</text:span></text:p>
          </table:table-cell>
          <table:table-cell table:style-name="Table1.A1" office:value-type="string">
            <text:p text:style-name="P3"><draw:custom-shape text:anchor-type="paragraph" draw:z-index="2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text:span text:style-name="T1">Gehe <text:s text:c="7"/>Schritte vorwärts</text:span></text:p>
          </table:table-cell>
          <table:table-cell table:style-name="Table1.D1" office:value-type="string">
            <text:p text:style-name="P3"><draw:custom-shape text:anchor-type="paragraph" draw:z-index="3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text:span text:style-name="T1">Gehe <text:s text:c="7"/>Schritte vorwärts</text:span></text:p>
          </table:table-cell>
        </table:table-row>
        <table:table-row>
          <table:table-cell table:style-name="Table1.A2" office:value-type="string">
            <text:p text:style-name="P4"><draw:custom-shape text:anchor-type="paragraph" draw:z-index="4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Gehe <text:s text:c="7"/>Schritte vorwärts</text:p>
            <text:p text:style-name="P4"/>
          </table:table-cell>
          <table:table-cell table:style-name="Table1.A2" office:value-type="string">
            <text:p text:style-name="P4"><draw:custom-shape text:anchor-type="paragraph" draw:z-index="5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Gehe <text:s text:c="7"/>Schritte vorwärts</text:p>
            <text:p text:style-name="P4"/>
          </table:table-cell>
          <table:table-cell table:style-name="Table1.C2" office:value-type="string">
            <text:p text:style-name="P3"><draw:custom-shape text:anchor-type="paragraph" draw:z-index="10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text:span text:style-name="T1">Gehe <text:s text:c="7"/>Schritte rückwärts</text:span></text:p>
          </table:table-cell>
          <table:table-cell table:style-name="Table1.D2" office:value-type="string">
            <text:p text:style-name="P3"><draw:custom-shape text:anchor-type="paragraph" draw:z-index="11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text:span text:style-name="T1">Gehe <text:s text:c="7"/>Schritte rückwärts</text:span></text:p>
          </table:table-cell>
        </table:table-row>
        <table:table-row>
          <table:table-cell table:style-name="Table1.C2" office:value-type="string">
            <text:p text:style-name="P3"><draw:custom-shape text:anchor-type="paragraph" draw:z-index="6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text:span text:style-name="T1">Gehe <text:s text:c="7"/>Schritte rückwärts</text:span></text:p>
            <text:p text:style-name="P3"/>
          </table:table-cell>
          <table:table-cell table:style-name="Table1.C2" office:value-type="string">
            <text:p text:style-name="P3"><draw:custom-shape text:anchor-type="paragraph" draw:z-index="7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text:span text:style-name="T1">Gehe <text:s text:c="7"/>Schritte rückwärts</text:span></text:p>
          </table:table-cell>
          <table:table-cell table:style-name="Table1.C2" office:value-type="string">
            <text:p text:style-name="P3"><draw:custom-shape text:anchor-type="paragraph" draw:z-index="8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text:span text:style-name="T1">Gehe <text:s text:c="7"/>Schritte rückwärts</text:span></text:p>
          </table:table-cell>
          <table:table-cell table:style-name="Table1.D2" office:value-type="string">
            <text:p text:style-name="P3"><draw:custom-shape text:anchor-type="paragraph" draw:z-index="9" draw:name="Shape1" draw:style-name="gr1" draw:text-style-name="P11" svg:width="0.3197in" svg:height="0.3197in" svg:x="0.4508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text:span text:style-name="T1">Gehe <text:s text:c="7"/>Schritte rückwärts</text:span></text:p>
          </table:table-cell>
        </table:table-row>
        <table:table-row>
          <table:table-cell table:style-name="Table1.A4" office:value-type="string">
            <text:p text:style-name="P4"><draw:custom-shape text:anchor-type="paragraph" draw:z-index="12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rechts</text:p>
            <text:p text:style-name="P4"/>
          </table:table-cell>
          <table:table-cell table:style-name="Table1.A4" office:value-type="string">
            <text:p text:style-name="P4"><draw:custom-shape text:anchor-type="paragraph" draw:z-index="13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rechts</text:p>
          </table:table-cell>
          <table:table-cell table:style-name="Table1.A4" office:value-type="string">
            <text:p text:style-name="P4"><draw:custom-shape text:anchor-type="paragraph" draw:z-index="14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rechts</text:p>
          </table:table-cell>
          <table:table-cell table:style-name="Table1.D4" office:value-type="string">
            <text:p text:style-name="P4"><draw:custom-shape text:anchor-type="paragraph" draw:z-index="15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rechts</text:p>
          </table:table-cell>
        </table:table-row>
        <table:table-row>
          <table:table-cell table:style-name="Table1.A4" office:value-type="string">
            <text:p text:style-name="P4"><draw:custom-shape text:anchor-type="paragraph" draw:z-index="16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rechts</text:p>
            <text:p text:style-name="P4"/>
          </table:table-cell>
          <table:table-cell table:style-name="Table1.A4" office:value-type="string">
            <text:p text:style-name="P4"><draw:custom-shape text:anchor-type="paragraph" draw:z-index="17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rechts</text:p>
          </table:table-cell>
          <table:table-cell table:style-name="Table1.C5" office:value-type="string">
            <text:p text:style-name="P4"><draw:custom-shape text:anchor-type="paragraph" draw:z-index="18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links</text:p>
          </table:table-cell>
          <table:table-cell table:style-name="Table1.D5" office:value-type="string">
            <text:p text:style-name="P5"><draw:custom-shape text:anchor-type="paragraph" draw:z-index="19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links</text:p>
          </table:table-cell>
        </table:table-row>
        <table:table-row>
          <table:table-cell table:style-name="Table1.C5" office:value-type="string">
            <text:p text:style-name="P5"><draw:custom-shape text:anchor-type="paragraph" draw:z-index="20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links</text:p>
            <text:p text:style-name="P5"/>
          </table:table-cell>
          <table:table-cell table:style-name="Table1.C5" office:value-type="string">
            <text:p text:style-name="P5"><draw:custom-shape text:anchor-type="paragraph" draw:z-index="21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links</text:p>
          </table:table-cell>
          <table:table-cell table:style-name="Table1.C5" office:value-type="string">
            <text:p text:style-name="P5"><draw:custom-shape text:anchor-type="paragraph" draw:z-index="22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links</text:p>
          </table:table-cell>
          <table:table-cell table:style-name="Table1.D5" office:value-type="string">
            <text:p text:style-name="P5"><draw:custom-shape text:anchor-type="paragraph" draw:z-index="23" draw:name="Shape1" draw:style-name="gr1" draw:text-style-name="P11" svg:width="0.3197in" svg:height="0.3197in" svg:x="0.5181in" svg:y="0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Drehe <text:s text:c="8"/>Grad nach links</text:p>
          </table:table-cell>
        </table:table-row>
      </table:table>
      <text:p text:style-name="P10"><draw:custom-shape text:anchor-type="paragraph" draw:z-index="25" draw:name="Shape1" draw:style-name="gr2" draw:text-style-name="P11" svg:width="0.3197in" svg:height="0.3197in" svg:x="2.998in" svg:y="0.2563in"><text:p text:style-name="P12"><text:span text:style-name="T3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2" draw:text-style-name="P11" svg:width="0.3197in" svg:height="0.3197in" svg:x="2.2945in" svg:y="0.2516in"><text:p text:style-name="P12"><text:span text:style-name="T3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1" draw:style-name="gr2" draw:text-style-name="P11" svg:width="0.3197in" svg:height="0.3197in" svg:x="0.0417in" svg:y="0.2437in"><text:p text:style-name="P12"><text:span text:style-name="T3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3" draw:text-style-name="P11" svg:width="0.3205in" svg:height="0.3205in" svg:x="4.5138in" svg:y="0.2598in"><text:p text:style-name="P12"><text:span text:style-name="T3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office:value-type="string">
            <text:p text:style-name="P2"><draw:custom-shape text:anchor-type="paragraph" draw:z-index="29" draw:name="Shape1" draw:style-name="gr3" draw:text-style-name="P11" svg:width="0.3205in" svg:height="0.3205in" svg:x="5.9425in" svg:y="0.011in"><text:p text:style-name="P12"><text:span text:style-name="T3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57" draw:name="Shape1" draw:style-name="gr2" draw:text-style-name="P11" svg:width="0.3197in" svg:height="0.3197in" svg:x="0.0075in" svg:y="0.0146in"><text:p text:style-name="P12"><text:span text:style-name="T3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58" draw:name="Shape1" draw:style-name="gr2" draw:text-style-name="P11" svg:width="0.3197in" svg:height="0.3197in" svg:x="0.0193in" svg:y="0.052in"><text:p text:style-name="P12"><text:span text:style-name="T3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draw:custom-shape text:anchor-type="paragraph" draw:z-index="26" draw:name="Shape1" draw:style-name="gr3" draw:text-style-name="P11" svg:width="0.3205in" svg:height="0.3205in" svg:x="0.0327in" svg:y="0.0098in"><text:p text:style-name="P12"><text:span text:style-name="T3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draw:custom-shape text:anchor-type="paragraph" draw:z-index="28" draw:name="Shape1" draw:style-name="gr3" draw:text-style-name="P11" svg:width="0.3205in" svg:height="0.3205in" svg:x="0.0154in" svg:y="0.0173in"><text:p text:style-name="P12"><text:span text:style-name="T3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2"><draw:custom-shape text:anchor-type="paragraph" draw:z-index="30" draw:name="Shape1" draw:style-name="gr4" draw:text-style-name="P11" svg:width="0.3205in" svg:height="0.3205in" svg:x="0in" svg:y="0in"><text:p text:style-name="P12"><text:span text:style-name="T3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31" draw:name="Shape1" draw:style-name="gr4" draw:text-style-name="P11" svg:width="0.3205in" svg:height="0.3205in" svg:x="0in" svg:y="0in"><text:p text:style-name="P12"><text:span text:style-name="T3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32" draw:name="Shape1" draw:style-name="gr4" draw:text-style-name="P11" svg:width="0.3205in" svg:height="0.3205in" svg:x="0in" svg:y="0in"><text:p text:style-name="P12"><text:span text:style-name="T3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33" draw:name="Shape1" draw:style-name="gr4" draw:text-style-name="P11" svg:width="0.3205in" svg:height="0.3205in" svg:x="0in" svg:y="0in"><text:p text:style-name="P12"><text:span text:style-name="T3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34" draw:name="Shape1" draw:style-name="gr4" draw:text-style-name="P11" svg:width="0.3205in" svg:height="0.3205in" svg:x="0in" svg:y="0in"><text:p text:style-name="P12"><text:span text:style-name="T3">9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35" draw:name="Shape1" draw:style-name="gr4" draw:text-style-name="P11" svg:width="0.3205in" svg:height="0.3205in" svg:x="0in" svg:y="0in"><text:p text:style-name="P12"><text:span text:style-name="T3">9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36" draw:name="Shape1" draw:style-name="gr4" draw:text-style-name="P11" svg:width="0.3205in" svg:height="0.3205in" svg:x="0in" svg:y="0in"><text:p text:style-name="P12"><text:span text:style-name="T3">9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37" draw:name="Shape1" draw:style-name="gr4" draw:text-style-name="P11" svg:width="0.3205in" svg:height="0.3205in" svg:x="0in" svg:y="0in"><text:p text:style-name="P12"><text:span text:style-name="T3">9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38" draw:name="Shape1" draw:style-name="gr4" draw:text-style-name="P11" svg:width="0.3205in" svg:height="0.3205in" svg:x="0in" svg:y="0in"><text:p text:style-name="P12"><text:span text:style-name="T3">9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2.3">
          <table:table-cell table:style-name="Table2.A1" office:value-type="string">
            <text:p text:style-name="P2"><draw:custom-shape text:anchor-type="paragraph" draw:z-index="39" draw:name="Shape1" draw:style-name="gr4" draw:text-style-name="P11" svg:width="0.3205in" svg:height="0.3205in" svg:x="0in" svg:y="0in"><text:p text:style-name="P12"><text:span text:style-name="T3">4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40" draw:name="Shape1" draw:style-name="gr4" draw:text-style-name="P11" svg:width="0.3205in" svg:height="0.3205in" svg:x="0in" svg:y="0in"><text:p text:style-name="P12"><text:span text:style-name="T3">4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41" draw:name="Shape1" draw:style-name="gr4" draw:text-style-name="P11" svg:width="0.3205in" svg:height="0.3205in" svg:x="0in" svg:y="0in"><text:p text:style-name="P12"><text:span text:style-name="T3">4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42" draw:name="Shape1" draw:style-name="gr4" draw:text-style-name="P11" svg:width="0.3205in" svg:height="0.3205in" svg:x="0in" svg:y="0in"><text:p text:style-name="P12"><text:span text:style-name="T3">4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43" draw:name="Shape1" draw:style-name="gr4" draw:text-style-name="P11" svg:width="0.3205in" svg:height="0.3205in" svg:x="0in" svg:y="0in"><text:p text:style-name="P12"><text:span text:style-name="T3">18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44" draw:name="Shape1" draw:style-name="gr4" draw:text-style-name="P11" svg:width="0.3205in" svg:height="0.3205in" svg:x="0in" svg:y="0in"><text:p text:style-name="P12"><text:span text:style-name="T3">18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45" draw:name="Shape1" draw:style-name="gr4" draw:text-style-name="P11" svg:width="0.3205in" svg:height="0.3205in" svg:x="0in" svg:y="0in"><text:p text:style-name="P12"><text:span text:style-name="T3">18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46" draw:name="Shape1" draw:style-name="gr4" draw:text-style-name="P11" svg:width="0.3205in" svg:height="0.3205in" svg:x="0in" svg:y="0in"><text:p text:style-name="P12"><text:span text:style-name="T3">18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47" draw:name="Shape1" draw:style-name="gr4" draw:text-style-name="P11" svg:width="0.3205in" svg:height="0.3205in" svg:x="0in" svg:y="0in"><text:p text:style-name="P12"><text:span text:style-name="T3">18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2.4">
          <table:table-cell table:style-name="Table2.A1" office:value-type="string">
            <text:p text:style-name="P2"><draw:custom-shape text:anchor-type="paragraph" draw:z-index="48" draw:name="Shape1" draw:style-name="gr4" draw:text-style-name="P11" svg:width="0.3205in" svg:height="0.3205in" svg:x="0in" svg:y="0in"><text:p text:style-name="P12"><text:span text:style-name="T3">27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49" draw:name="Shape1" draw:style-name="gr4" draw:text-style-name="P11" svg:width="0.3205in" svg:height="0.3205in" svg:x="0in" svg:y="0in"><text:p text:style-name="P12"><text:span text:style-name="T3">27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50" draw:name="Shape1" draw:style-name="gr4" draw:text-style-name="P11" svg:width="0.3205in" svg:height="0.3205in" svg:x="0in" svg:y="0in"><text:p text:style-name="P12"><text:span text:style-name="T3">27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51" draw:name="Shape1" draw:style-name="gr4" draw:text-style-name="P11" svg:width="0.3205in" svg:height="0.3205in" svg:x="0in" svg:y="0in"><text:p text:style-name="P12"><text:span text:style-name="T3">27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52" draw:name="Shape1" draw:style-name="gr4" draw:text-style-name="P11" svg:width="0.3205in" svg:height="0.3205in" svg:x="0in" svg:y="0in"><text:p text:style-name="P12"><text:span text:style-name="T3">36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53" draw:name="Shape1" draw:style-name="gr4" draw:text-style-name="P11" svg:width="0.3205in" svg:height="0.3205in" svg:x="0in" svg:y="0in"><text:p text:style-name="P12"><text:span text:style-name="T3">36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54" draw:name="Shape1" draw:style-name="gr4" draw:text-style-name="P11" svg:width="0.3205in" svg:height="0.3205in" svg:x="0in" svg:y="0in"><text:p text:style-name="P12"><text:span text:style-name="T3">36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55" draw:name="Shape1" draw:style-name="gr4" draw:text-style-name="P11" svg:width="0.3205in" svg:height="0.3205in" svg:x="0in" svg:y="0in"><text:p text:style-name="P12"><text:span text:style-name="T3">36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"><draw:custom-shape text:anchor-type="paragraph" draw:z-index="56" draw:name="Shape1" draw:style-name="gr4" draw:text-style-name="P11" svg:width="0.3205in" svg:height="0.3205in" svg:x="0in" svg:y="0in"><text:p text:style-name="P12"><text:span text:style-name="T3">36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P1"/>
      <text:p text:style-name="P1"/>
      <text:p text:style-name="P1"><draw:custom-shape text:anchor-type="paragraph" draw:z-index="60" draw:name="Shape1" draw:style-name="gr5" draw:text-style-name="P13" svg:width="0.5232in" svg:height="0.4795in" svg:x="0.1228in" svg:y="0.1181in"><text:p text:style-name="P12"><text:span text:style-name="T4">seiteLang</text:span></text:p><text:p text:style-name="P12"><text:span text:style-name="T4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Shape1" draw:style-name="gr5" draw:text-style-name="P13" svg:width="0.5232in" svg:height="0.4795in" svg:x="0.8937in" svg:y="0.1236in"><text:p text:style-name="P12"><text:span text:style-name="T4">seiteLang</text:span></text:p><text:p text:style-name="P12"><text:span text:style-name="T4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Shape1" draw:style-name="gr5" draw:text-style-name="P13" svg:width="0.5232in" svg:height="0.4795in" svg:x="1.6543in" svg:y="0.1236in"><text:p text:style-name="P12"><text:span text:style-name="T4">seiteKurz</text:span></text:p><text:p text:style-name="P12"><text:span text:style-name="T4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1" draw:style-name="gr5" draw:text-style-name="P13" svg:width="0.5232in" svg:height="0.4795in" svg:x="2.4201in" svg:y="0.1134in"><text:p text:style-name="P12"><text:span text:style-name="T4">seiteKurz</text:span></text:p><text:p text:style-name="P12"><text:span text:style-name="T4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5:23:21.910118281</meta:creation-date>
    <meta:print-date>2020-04-10T15:59:08.566540202</meta:print-date>
    <dc:date>2020-04-10T16:09:43.052047565</dc:date>
    <meta:editing-duration>PT9M46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25" meta:word-count="87" meta:character-count="768" meta:non-whitespace-character-count="502"/>
  </office:meta>
</office:document-meta>
</file>